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1.79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4" style:family="table-cell" style:parent-style-name="Default" style:data-style-name="N147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48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 style:data-style-name="N147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48">
      <style:table-cell-properties fo:background-color="#ffff00"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8" table:default-cell-style-name="ce1"/>
        <table:table-column table:style-name="co5" table:number-columns-repeated="1002" table:default-cell-style-name="ce1"/>
        <table:table-row table:style-name="ro1">
          <table:table-cell table:style-name="ce4" office:value-type="currency" office:currency="TMM" office:value="22.5" calcext:value-type="currency">
            <text:p>22,5 m</text:p>
          </table:table-cell>
          <table:table-cell table:style-name="Default" office:value-type="string" calcext:value-type="string">
            <text:p>Breite (B)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ce4" office:value-type="currency" office:currency="TMM" office:value="8.5" calcext:value-type="currency">
            <text:p>8,5 m</text:p>
          </table:table-cell>
          <table:table-cell table:style-name="Default" office:value-type="string" calcext:value-type="string">
            <text:p>Höhe (H)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ce4" office:value-type="currency" office:currency="TMM" office:value="125" calcext:value-type="currency">
            <text:p>125 m</text:p>
          </table:table-cell>
          <table:table-cell table:style-name="Default" office:value-type="string" calcext:value-type="string">
            <text:p>Länge (L)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ce4" office:value-type="currency" office:currency="TMM" office:value="1.5" calcext:value-type="currency">
            <text:p>1,5 m</text:p>
          </table:table-cell>
          <table:table-cell table:style-name="Default" office:value-type="string" calcext:value-type="string">
            <text:p>Wanddicke (D)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Default" office:value-type="string" calcext:value-type="string">
            <text:p>Anzahl (A)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office:value-type="string" calcext:value-type="string">
            <text:p>Volumen Quader ohne Hohlraum</text:p>
          </table:table-cell>
          <table:table-cell table:style-name="Default"/>
          <table:table-cell table:style-name="ce7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string" calcext:value-type="string">
            <text:p>Wanddicke mal 3</text:p>
          </table:table-cell>
          <table:table-cell table:style-name="Default"/>
          <table:table-cell table:style-name="ce8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string" calcext:value-type="string">
            <text:p>Wanddicke mal 2</text:p>
          </table:table-cell>
          <table:table-cell table:style-name="Default"/>
          <table:table-cell table:style-name="ce8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string" calcext:value-type="string">
            <text:p>Breite Hohlraum</text:p>
          </table:table-cell>
          <table:table-cell table:style-name="Default"/>
          <table:table-cell table:style-name="ce8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string" calcext:value-type="string">
            <text:p>Höhe Hohlraum</text:p>
          </table:table-cell>
          <table:table-cell table:style-name="Default"/>
          <table:table-cell table:style-name="ce8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string" calcext:value-type="string">
            <text:p>Volumen Hohlraum</text:p>
          </table:table-cell>
          <table:table-cell table:style-name="Default"/>
          <table:table-cell table:style-name="ce7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string" calcext:value-type="string">
            <text:p>Betonbedarf ein Segment</text:p>
          </table:table-cell>
          <table:table-cell table:style-name="Default"/>
          <table:table-cell table:style-name="ce7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string" calcext:value-type="string">
            <text:p>Betonbedarf der ganze Tunnel</text:p>
          </table:table-cell>
          <table:table-cell table:style-name="Default"/>
          <table:table-cell table:style-name="ce7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9"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string" calcext:value-type="string">
            <text:p>Als eine große Formel</text:p>
          </table:table-cell>
          <table:table-cell table:style-name="Default"/>
          <table:table-cell table:style-name="ce10" table:number-columns-spanned="3" table:number-rows-spanned="1"/>
          <table:covered-table-cell table:number-columns-repeated="2" table:style-name="Default"/>
          <table:table-cell table:style-name="Default" table:number-columns-repeated="4"/>
          <table:table-cell table:number-columns-repeated="1014"/>
        </table:table-row>
        <table:table-row table:style-name="ro1" table:number-rows-repeated="9">
          <table:table-cell table:style-name="Default" table:number-columns-repeated="9"/>
          <table:table-cell table:number-columns-repeated="1014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 number:title="Benutzerdefinier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 number:title="Benutzerdefinier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 number:title="Benutzerdefiniert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 number:title="Benutzerdefiniert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currency-style style:name="N147" number:title="Benutzerdefiniert">
      <number:number number:decimal-places="2" loext:min-decimal-places="0" number:min-integer-digits="0" number:decimal-replacement=""/>
      <number:text> </number:text>
      <number:currency-symbol>m</number:currency-symbol>
    </number:currency-style>
    <number:currency-style style:name="N148" number:title="Kubikmeter">
      <number:number number:decimal-places="2" loext:min-decimal-places="0" number:min-integer-digits="0" number:decimal-replacement=""/>
      <number:text> </number:text>
      <number:currency-symbol>m³</number:currency-symbol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14:34:28.5883342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10-14T14:34:53.202947711</dc:date>
    <meta:editing-duration>PT2H26M3S</meta:editing-duration>
    <meta:generator>LibreOffice/6.4.7.2$Linux_X86_64 LibreOffice_project/40$Build-2</meta:generator>
    <meta:editing-cycles>10</meta:editing-cycles>
    <meta:document-statistic meta:table-count="1" meta:cell-count="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